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6.6924in" table:align="margins"/>
    </style:style>
    <style:style style:name="Tabella4.A" style:family="table-column">
      <style:table-column-properties style:column-width="3.3458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-left="0.1576in" fo:padding-right="0.1576in" fo:padding-top="0.0785in" fo:padding-bottom="0.0785in" fo:border-left="none" fo:border-right="0.0007in solid #000000" fo:border-top="none" fo:border-bottom="0.0139in solid #000000"/>
    </style:style>
    <style:style style:name="Tabella4.B1" style:family="table-cell">
      <style:table-cell-properties fo:padding-left="0.1576in" fo:padding-right="0.1576in" fo:padding-top="0.0785in" fo:padding-bottom="0.0785in" fo:border-left="0.0139in solid #000000" fo:border-right="none" fo:border-top="none" fo:border-bottom="0.0139in solid #000000"/>
    </style:style>
    <style:style style:name="Tabella4.A2" style:family="table-cell">
      <style:table-cell-properties fo:padding-left="0.1576in" fo:padding-right="0.1576in" fo:padding-top="0.0785in" fo:padding-bottom="0.0785in" fo:border-left="none" fo:border-right="none" fo:border-top="0.0007in solid #000000" fo:border-bottom="none"/>
    </style:style>
    <style:style style:name="Tabella4.B2" style:family="table-cell">
      <style:table-cell-properties fo:padding-left="0.1576in" fo:padding-right="0.1576in" fo:padding-top="0.0785in" fo:padding-bottom="0.0785in" fo:border-left="0.0139in solid #000000" fo:border-right="none" fo:border-top="none" fo:border-bottom="none"/>
    </style:style>
    <style:style style:name="Tabella2" style:family="table">
      <style:table-properties style:width="6.6924in" table:align="margins"/>
    </style:style>
    <style:style style:name="Tabella2.A" style:family="table-column">
      <style:table-column-properties style:column-width="0.791in" style:rel-column-width="1139*"/>
    </style:style>
    <style:style style:name="Tabella2.B" style:family="table-column">
      <style:table-column-properties style:column-width="0.8028in" style:rel-column-width="1156*"/>
    </style:style>
    <style:style style:name="Tabella2.C" style:family="table-column">
      <style:table-column-properties style:column-width="5.0986in" style:rel-column-width="7342*"/>
    </style:style>
    <style:style style:name="Tabella2.A1" style:family="table-cell">
      <style:table-cell-properties fo:padding="0.0382in" fo:border-left="none" fo:border-right="none" fo:border-top="none" fo:border-bottom="0.0007in solid #000000"/>
    </style:style>
    <style:style style:name="Tabella2.B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2.A2" style:family="table-cell">
      <style:table-cell-properties fo:padding="0.0382in" fo:border="none"/>
    </style:style>
    <style:style style:name="Tabella2.B2" style:family="table-cell">
      <style:table-cell-properties fo:padding="0.0382in" fo:border-left="0.0007in solid #000000" fo:border-right="none" fo:border-top="none" fo:border-bottom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3854in" style:rel-column-width="9195*"/>
    </style:style>
    <style:style style:name="Table1.B" style:family="table-column">
      <style:table-column-properties style:column-width="0.3069in" style:rel-column-width="442*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17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19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5pt" fo:font-style="normal" style:text-underline-style="none" fo:font-weight="normal" style:font-name-asian="Arial2" style:font-size-asian="13.1000003814697pt" style:font-style-asian="normal" style:font-weight-asian="normal" style:font-name-complex="Arial2" style:font-size-complex="15pt" style:font-style-complex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2" fo:font-size="12pt" fo:font-style="normal" style:text-underline-style="none" fo:font-weight="normal" style:font-name-asian="Arial2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Titolo documento</text:p>
          </table:table-cell>
          <table:table-cell table:style-name="Tabella4.B1" office:value-type="string">
            <text:p text:style-name="P9">Data <text:s/>dd Mese 2007</text:p>
          </table:table-cell>
        </table:table-row>
        <table:table-row>
          <table:table-cell table:style-name="Tabella4.A2" office:value-type="string">
            <text:p text:style-name="P8">Stato – uso - versione</text:p>
          </table:table-cell>
          <table:table-cell table:style-name="Tabella4.B2" office:value-type="string">
            <text:p text:style-name="P9">File di riferimento .pdf</text:p>
          </table:table-cell>
        </table:table-row>
      </table:table>
      <text:p text:style-name="P13"/>
      <text:p text:style-name="P13"/>
      <text:p text:style-name="P14">Redazione:</text:p>
      <text:p text:style-name="P15"><text:tab/><text:tab/><text:tab/>Nome Cognome</text:p>
      <text:p text:style-name="P16"/>
      <text:p text:style-name="P16">Revisione:<text:tab/></text:p>
      <text:p text:style-name="P15"><text:tab/><text:tab/><text:tab/>Nome Cognome</text:p>
      <text:p text:style-name="P16"/>
      <text:p text:style-name="P16">Approvazione:</text:p>
      <text:p text:style-name="P18"><text:tab/><text:tab/><text:tab/>Nome Cognome</text:p>
      <text:p text:style-name="P16"/>
      <text:p text:style-name="P16">Lista di distribuzione:</text:p>
      <text:p text:style-name="P15"><text:tab/><text:tab/><text:tab/><text:tab/><text:tab/><text:tab/>Vardanega Tullio</text:p>
      <text:p text:style-name="P15"><text:tab/><text:tab/><text:tab/><text:tab/><text:tab/><text:tab/>Palazzi Claudio</text:p>
      <text:p text:style-name="P15"><text:tab/><text:tab/><text:tab/><text:tab/><text:tab/><text:tab/>Stylosoft</text:p>
      <text:p text:style-name="P15"/>
      <text:p text:style-name="P17">Registro delle modifiche:</text:p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Versione</text:p>
          </table:table-cell>
          <table:table-cell table:style-name="Tabella2.B1" office:value-type="string">
            <text:p text:style-name="P19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20">x.x</text:p>
          </table:table-cell>
          <table:table-cell table:style-name="Tabella2.B2" office:value-type="string">
            <text:p text:style-name="P20">dd/mm/yy</text:p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22"/>
      <text:p text:style-name="P22"/>
      <text:p text:style-name="P22"/>
      <text:p text:style-name="P24"><text:soft-page-break/>Sommario</text:p>
      <text:p text:style-name="P24"/>
      <text:p text:style-name="P23"><text:tab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able_20_Contents">1<text:span text:style-name="T2"><text:tab/>A............................................................................................................................</text:span></text:p>
            <text:p text:style-name="P23"><text:tab/>1.1<text:tab/>A1................................................................................................................</text:p>
            <text:p text:style-name="P23"><text:tab/>1.2<text:tab/>A2................................................................................................................</text:p>
            <text:p text:style-name="P23"><text:tab/><text:tab/>1.2.1<text:tab/>A21...................................................................................................</text:p>
            <text:p text:style-name="P23">2<text:tab/>B............................................................................................................................</text:p>
            <text:p text:style-name="P23">....</text:p>
          </table:table-cell>
          <table:table-cell office:value-type="string">
            <text:p text:style-name="P28">x</text:p>
            <text:p text:style-name="P28">x</text:p>
            <text:p text:style-name="P28">x</text:p>
            <text:p text:style-name="P28">x</text:p>
            <text:p text:style-name="P28">x</text:p>
            <text:p text:style-name="P28">x</text:p>
          </table:table-cell>
        </table:table-row>
      </table:table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1. A</text:p>
      <text:p text:style-name="P26">1.1. A1</text:p>
      <text:p text:style-name="P22"/>
      <text:p text:style-name="P22"><text:tab/>.........</text:p>
      <text:p text:style-name="P22"/>
      <text:p text:style-name="P22"/>
      <text:p text:style-name="P26">1.2. A2</text:p>
      <text:p text:style-name="P26">1.2.1. A11</text:p>
      <text:p text:style-name="P22"/>
      <text:p text:style-name="P22"><text:tab/>..........</text:p>
      <text:p text:style-name="P22"/>
      <text:p text:style-name="P22"/>
      <text:p text:style-name="P25">2. B</text:p>
      <text:p text:style-name="P23"/>
      <text:p text:style-name="P23"><text:tab/>.........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6.6924in" table:align="left"/>
    </style:style>
    <style:style style:name="Tabella1.A" style:family="table-column">
      <style:table-column-properties style:column-width="4.834in"/>
    </style:style>
    <style:style style:name="Tabella1.B" style:family="table-column">
      <style:table-column-properties style:column-width="1.8583in"/>
    </style:style>
    <style:style style:name="Tabella1.1" style:family="table-row">
      <style:table-row-properties style:min-row-height="1.1458in"/>
    </style:style>
    <style:style style:name="Tabella1.A1" style:family="table-cell">
      <style:table-cell-properties fo:padding="0.0382in" fo:border-left="none" fo:border-right="none" fo:border-top="none" fo:border-bottom="0.0007in solid #000000"/>
    </style:style>
    <style:style style:name="Tabella1.B1.1" style:family="table-row">
      <style:table-row-properties style:min-row-height="0.5729in"/>
    </style:style>
    <style:style style:name="Tabella1.B1.1.1" style:family="table-cell">
      <style:table-cell-properties fo:padding="0.0382in" fo:border-left="0.0007in solid #000000" fo:border-right="none" fo:border-top="none" fo:border-bottom="0.0007in solid #000000"/>
    </style:style>
    <style:style style:name="Tabella1.B1.2" style:family="table-row">
      <style:table-row-properties style:min-row-height="0.2493in"/>
    </style:style>
    <style:style style:name="Tabella3" style:family="table">
      <style:table-properties style:width="6.6924in" table:align="margins"/>
    </style:style>
    <style:style style:name="Tabella3.A" style:family="table-column">
      <style:table-column-properties style:column-width="1.6458in" style:rel-column-width="16116*"/>
    </style:style>
    <style:style style:name="Tabella3.D" style:family="table-column">
      <style:table-column-properties style:column-width="1.7549in" style:rel-column-width="17187*"/>
    </style:style>
    <style:style style:name="Tabella3.A1" style:family="table-cell">
      <style:table-cell-properties fo:padding="0.0396in" fo:border-left="none" fo:border-right="none" fo:border-top="0.0007in solid #000000" fo:border-bottom="none"/>
    </style:style>
    <style:style style:name="Tabella3.B1" style:family="table-cell">
      <style:table-cell-properties fo:padding="0.0396in" fo:border-left="0.0007in solid #000000" fo:border-right="none" fo:border-top="0.0007in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1.7819in" svg:height="0.8201in" draw:z-index="2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x.x</text:p>
            </table:table-cell>
            <table:table-cell table:style-name="Tabella3.B1" office:value-type="string">
              <text:p text:style-name="P7">Creazione documento:</text:p>
              <text:p text:style-name="P7">dd/mm/yy</text:p>
            </table:table-cell>
            <table:table-cell table:style-name="Tabella3.B1" office:value-type="string">
              <text:p text:style-name="P7">Ultima modifica: </text:p>
              <text:p text:style-name="P7">dd/mm/yy</text:p>
            </table:table-cell>
            <table:table-cell table:style-name="Tabella3.B1" office:value-type="string">
              <text:p text:style-name="P8">Pagina <text:page-number text:select-page="current">3</text:page-number> di <text:page-count>3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14T20:17:39</meta:creation-date>
    <dc:creator>Rubin [IN1]</dc:creator>
    <dc:date>2007-12-04T16:28:36</dc:date>
    <meta:print-date>2005-11-30T16:25:56</meta:print-date>
    <meta:editing-cycles>301</meta:editing-cycles>
    <meta:editing-duration>P1DT2H58M7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3" meta:paragraph-count="54" meta:word-count="96" meta:character-count="1197"/>
  </office:meta>
</office:document-meta>
</file>